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B900000071D83DA6AF4F85226B.png" manifest:media-type="image/png"/>
  <manifest:file-entry manifest:full-path="Pictures/1000000000000020000000204B249CA79A42C6D7.png" manifest:media-type="image/png"/>
  <manifest:file-entry manifest:full-path="Pictures/1000000000000248000000B1ACF696515382B4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UOS Blake5" svg:font-family="'TUOS Blake'"/>
    <style:font-face style:name="TUOS Blake6" svg:font-family="'TUOS Blake'" style:font-adornments="Regular"/>
    <style:font-face style:name="TUOS Stephenson1" svg:font-family="'TUOS Stephenson'"/>
    <style:font-face style:name="ＭＳ Ｐゴシック1" svg:font-family="'ＭＳ Ｐゴシック'"/>
    <style:font-face style:name="MS PGothic1" svg:font-family="'MS PGothic'" style:font-family-generic="modern" style:font-pitch="fixed"/>
    <style:font-face style:name="FreeSans1" svg:font-family="FreeSans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 Regular2" svg:font-family="'Noto Sans CJK SC Regular'" style:font-pitch="variable"/>
    <style:font-face style:name="TUOS Blake4" svg:font-family="'TUOS Blake'" style:font-pitch="variable"/>
    <style:font-face style:name="TUOS Blake2" svg:font-family="'TUOS Blake'" style:font-adornments="Regular" style:font-pitch="variable"/>
    <style:font-face style:name="TUOS Stephenson" svg:font-family="'TUOS Stephenson'" style:font-pitch="variable"/>
    <style:font-face style:name="ＭＳ Ｐゴシック" svg:font-family="'ＭＳ Ｐゴシック'" style:font-pitch="variable"/>
    <style:font-face style:name="DejaVu Sans1" svg:font-family="'DejaVu Sans'" style:font-family-generic="modern" style:font-pitch="variable"/>
    <style:font-face style:name="MS PGothic" svg:font-family="'MS PGothic'" style:font-family-generic="modern" style:font-pitch="variable"/>
    <style:font-face style:name="Noto Sans CJK SC1" svg:font-family="'Noto Sans CJK SC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UOS Blake" svg:font-family="'TUOS Blake'" style:font-family-generic="roman" style:font-pitch="variable"/>
    <style:font-face style:name="TUOS Blake1" svg:font-family="'TUOS Blake'" style:font-adornments="Regular" style:font-family-generic="roman" style:font-pitch="variable"/>
    <style:font-face style:name="TUOS Stephenson2" svg:font-family="'TUOS Stephenson'" style:font-family-generic="roman" style:font-pitch="variable"/>
    <style:font-face style:name="Liberation Serif1" svg:font-family="'Liberation Serif'" style:font-family-generic="swiss" style:font-pitch="variable"/>
    <style:font-face style:name="TUOS Blake3" svg:font-family="'TUOS Blake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S PGothic2" svg:font-family="'MS PGothic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10.683cm"/>
    </style:style>
    <style:style style:name="gr2" style:family="graphic">
      <style:graphic-properties style:protect="size"/>
    </style:style>
    <style:style style:name="pr1" style:family="presentation" style:parent-style-name="SheffieldUni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SheffieldUni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SheffieldUni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SheffieldUni-notes">
      <style:graphic-properties draw:fill-color="#ffffff" draw:auto-grow-height="true" fo:min-height="13.364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font-size="48pt" style:font-size-asian="48pt" style:font-size-complex="48pt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 style:font-size-asian="48pt" style:font-size-complex="48pt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top="0cm" fo:margin-bottom="0cm" fo:line-height="100%" fo:text-align="end" style:punctuation-wrap="simple"/>
      <style:text-properties fo:font-size="12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 style:punctuation-wrap="hanging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9" style:family="paragraph">
      <loext:graphic-properties draw:fill-color="#ffffff"/>
    </style:style>
    <style:style style:name="T1" style:family="text">
      <style:text-properties fo:font-variant="normal" fo:text-transform="none" fo:color="#2a196f" style:text-line-through-style="none" style:text-line-through-type="none" style:text-position="0% 100%" style:font-name="TUOS Stephenson1" fo:font-size="48pt" fo:letter-spacing="normal" fo:font-style="normal" style:text-underline-style="none" fo:font-weight="normal" style:font-name-asian="MS PGothic1" style:font-size-asian="48pt" style:font-style-asian="normal" style:font-weight-asian="normal" style:font-name-complex="ＭＳ Ｐゴシック1" style:font-size-complex="4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UOS Stephenson2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2a196f" style:text-line-through-style="none" style:text-line-through-type="none" style:text-position="0% 100%" style:font-name="TUOS Stephenson1" fo:font-size="40pt" fo:letter-spacing="normal" style:text-underline-style="none" fo:font-weight="normal" style:font-name-asian="MS PGothic1" style:font-size-asian="40pt" style:font-weight-asian="normal" style:font-name-complex="ＭＳ Ｐゴシック1" style:font-size-complex="4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heffieldUni" presentation:presentation-page-layout-name="AL1T0">
        <office:forms form:automatic-focus="false" form:apply-design-mode="false"/>
        <draw:frame draw:name="Rectangle 2" presentation:style-name="pr1" draw:text-style-name="P2" draw:layer="layout" svg:width="25.199cm" svg:height="4.199cm" svg:x="1.866cm" svg:y="5.074cm" presentation:class="title" presentation:user-transformed="true">
          <draw:text-box>
            <text:p text:style-name="P1"><text:span text:style-name="T1">Modellin</text:span><text:span text:style-name="T1">g the </text:span><text:span text:style-name="T1">interacti</text:span><text:span text:style-name="T1">on of</text:span></text:p>
            <text:p text:style-name="P1"><text:span text:style-name="T1">genetic </text:span><text:span text:style-name="T1">and </text:span><text:span text:style-name="T1">activity-</text:span><text:span text:style-name="T1">dependen</text:span><text:span text:style-name="T1">t factors </text:span><text:span text:style-name="T1">that </text:span><text:span text:style-name="T1">shape the </text:span><text:span text:style-name="T1">developin</text:span><text:span text:style-name="T1">g </text:span><text:span text:style-name="T1">neocorte</text:span><text:span text:style-name="T1">x</text:span></text:p>
          </draw:text-box>
        </draw:frame>
        <draw:frame draw:style-name="gr1" draw:text-style-name="P3" draw:layer="layout" svg:width="25.627cm" svg:height="0.89cm" svg:x="1.984cm" svg:y="13.124cm">
          <draw:text-box>
            <text:p>Sebastian S James, Stuart P Wilson, Department of Psychology, The University of Sheffield</text:p>
          </draw:text-box>
        </draw:frame>
        <presentation:notes draw:style-name="dp2">
          <draw:frame draw:name="Rectangle 7" presentation:style-name="pr2" draw:text-style-name="P5" draw:layer="layout" svg:width="8.254cm" svg:height="1.269cm" svg:x="10.795cm" svg:y="24.13cm" presentation:class="page-number" presentation:user-transformed="true">
            <draw:text-box>
              <text:p text:style-name="P4"><text:span text:style-name="T2"><text:page-number>1</text:page-number></text:span></text:p>
            </draw:text-box>
          </draw:frame>
          <draw:page-thumbnail draw:name="Rectangle 2" draw:style-name="gr2" draw:layer="layout" svg:width="14.848cm" svg:height="11.136cm" svg:x="3.075cm" svg:y="2.257cm" draw:page-number="1" presentation:class="page"/>
          <draw:frame draw:name="Rectangle 3" presentation:style-name="pr3" draw:text-style-name="P6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heffieldUni">
        <office:forms form:automatic-focus="false" form:apply-design-mode="false"/>
        <draw:frame draw:name="Rectangle 2" presentation:style-name="pr1" draw:text-style-name="P8" draw:layer="layout" svg:width="21.6cm" svg:height="1.599cm" svg:x="6cm" svg:y="0.401cm" presentation:class="title" presentation:user-transformed="true">
          <draw:text-box>
            <text:p text:style-name="P7"><text:span text:style-name="T3">Page title</text:span></text:p>
          </draw:text-box>
        </draw:frame>
        <presentation:notes draw:style-name="dp4">
          <draw:page-thumbnail draw:style-name="gr2" draw:layer="layout" svg:width="14.848cm" svg:height="11.136cm" svg:x="3.075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UOS Blake5" svg:font-family="'TUOS Blake'"/>
    <style:font-face style:name="TUOS Blake6" svg:font-family="'TUOS Blake'" style:font-adornments="Regular"/>
    <style:font-face style:name="TUOS Stephenson1" svg:font-family="'TUOS Stephenson'"/>
    <style:font-face style:name="ＭＳ Ｐゴシック1" svg:font-family="'ＭＳ Ｐゴシック'"/>
    <style:font-face style:name="MS PGothic1" svg:font-family="'MS PGothic'" style:font-family-generic="modern" style:font-pitch="fixed"/>
    <style:font-face style:name="FreeSans1" svg:font-family="FreeSans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 Regular2" svg:font-family="'Noto Sans CJK SC Regular'" style:font-pitch="variable"/>
    <style:font-face style:name="TUOS Blake4" svg:font-family="'TUOS Blake'" style:font-pitch="variable"/>
    <style:font-face style:name="TUOS Blake2" svg:font-family="'TUOS Blake'" style:font-adornments="Regular" style:font-pitch="variable"/>
    <style:font-face style:name="TUOS Stephenson" svg:font-family="'TUOS Stephenson'" style:font-pitch="variable"/>
    <style:font-face style:name="ＭＳ Ｐゴシック" svg:font-family="'ＭＳ Ｐゴシック'" style:font-pitch="variable"/>
    <style:font-face style:name="DejaVu Sans1" svg:font-family="'DejaVu Sans'" style:font-family-generic="modern" style:font-pitch="variable"/>
    <style:font-face style:name="MS PGothic" svg:font-family="'MS PGothic'" style:font-family-generic="modern" style:font-pitch="variable"/>
    <style:font-face style:name="Noto Sans CJK SC1" svg:font-family="'Noto Sans CJK SC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UOS Blake" svg:font-family="'TUOS Blake'" style:font-family-generic="roman" style:font-pitch="variable"/>
    <style:font-face style:name="TUOS Blake1" svg:font-family="'TUOS Blake'" style:font-adornments="Regular" style:font-family-generic="roman" style:font-pitch="variable"/>
    <style:font-face style:name="TUOS Stephenson2" svg:font-family="'TUOS Stephenson'" style:font-family-generic="roman" style:font-pitch="variable"/>
    <style:font-face style:name="Liberation Serif1" svg:font-family="'Liberation Serif'" style:font-family-generic="swiss" style:font-pitch="variable"/>
    <style:font-face style:name="TUOS Blake3" svg:font-family="'TUOS Blake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S PGothic2" svg:font-family="'MS PGothic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TUOS Blake2" fo:font-family="'TUOS Blake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UOS_5f_Content" style:display-name="TUOS_Content" style:family="graphic" style:parent-style-name="Default_5f_1">
      <style:graphic-properties draw:stroke="none" draw:stroke-dash="Dashed_20__28_var_29__20_4" draw:fill="none" draw:fill-color="#ffffff" draw:fill-gradient-name="Gradient_20_3" draw:fill-hatch-name="Hatching_20_1" draw:fill-image-name="Bitmap_20_1" draw:fill-image-width="0cm" draw:fill-image-height="0cm"/>
      <style:text-properties fo:color="#3399ff" style:font-name="TUOS Blake2" fo:font-family="'TUOS Blake'" style:font-style-name="Regular" style:font-pitch="variable" fo:font-size="32pt"/>
    </style:style>
    <style:style style:name="SheffieldUni-background" style:family="presentation">
      <style:graphic-properties draw:stroke="none" draw:fill="solid" draw:fill-color="#ffffff"/>
      <style:text-properties style:letter-kerning="true"/>
    </style:style>
    <style:style style:name="SheffieldUn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heffieldUn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heffieldUni-outline1" style:family="presentation">
      <style:graphic-properties draw:stroke="none" draw:fill="none" draw:auto-grow-height="false" draw:fit-to-size="shrink-to-fit" style:shrink-to-fit="true">
        <text:list-style style:name="SheffieldUn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simple"/>
      <style:text-properties fo:font-variant="normal" fo:text-transform="none" fo:color="#2a196f" style:text-outline="false" style:text-line-through-style="none" style:text-line-through-type="none" style:text-position="0% 100%" style:font-name="TUOS Blake5" fo:font-family="'TUOS Blake'" fo:font-size="26.5pt" fo:letter-spacing="normal" fo:language="en" fo:country="GB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32pt" style:language-asian="en" style:country-asian="GB" style:font-style-asian="normal" style:font-weight-asian="normal" style:font-name-complex="ＭＳ Ｐゴシック1" style:font-family-complex="'ＭＳ Ｐゴシック'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heffieldUni-outline2" style:family="presentation" style:parent-style-name="SheffieldUni-outline1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2a196f" style:text-line-through-style="none" style:text-line-through-type="none" style:text-position="0% 100%" style:font-name="TUOS Blake5" fo:font-family="'TUOS Blake'" fo:font-size="19.8999996185303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SheffieldUni-outline3" style:family="presentation" style:parent-style-name="SheffieldUni-outline2">
      <style:paragraph-properties fo:margin-left="0cm" fo:margin-right="0cm" fo:margin-top="0.246cm" fo:margin-bottom="0cm" fo:line-height="120%" fo:text-align="start" fo:text-indent="0cm" style:punctuation-wrap="simple"/>
      <style:text-properties fo:font-variant="normal" fo:text-transform="none" fo:color="#2a196f" style:text-line-through-style="none" style:text-line-through-type="none" style:text-position="0% 100%" style:font-name="TUOS Blake5" fo:font-family="'TUOS Blake'" fo:font-size="11.6000003814697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SheffieldUni-outline4" style:family="presentation" style:parent-style-name="SheffieldUni-outline3">
      <style:paragraph-properties fo:margin-left="0cm" fo:margin-right="0cm" fo:margin-top="0.164cm" fo:margin-bottom="0cm" fo:line-height="140%" fo:text-align="start" fo:text-indent="0cm" style:punctuation-wrap="simple"/>
      <style:text-properties fo:font-variant="normal" fo:text-transform="none" fo:color="#2a196f" style:text-line-through-style="none" style:text-line-through-type="none" style:text-position="0% 100%" style:font-name="TUOS Blake5" fo:font-family="'TUOS Blake'" fo:font-size="7.5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9pt" style:font-style-asian="normal" style:font-weight-asian="normal" style:font-size-complex="9pt" style:font-style-complex="normal" style:font-weight-complex="normal"/>
    </style:style>
    <style:style style:name="SheffieldUni-outline5" style:family="presentation" style:parent-style-name="SheffieldUni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SheffieldUni-outline6" style:family="presentation" style:parent-style-name="SheffieldUni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SheffieldUni-outline7" style:family="presentation" style:parent-style-name="SheffieldUni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SheffieldUni-outline8" style:family="presentation" style:parent-style-name="SheffieldUni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SheffieldUni-outline9" style:family="presentation" style:parent-style-name="SheffieldUni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SheffieldUni-subtitle" style:family="presentation">
      <style:graphic-properties draw:stroke="none" draw:fill="none" draw:textarea-vertical-align="middle">
        <text:list-style style:name="SheffieldUn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heffieldUni-title" style:family="presentation">
      <style:graphic-properties draw:stroke="none" svg:stroke-color="#3465a4" draw:fill="none" draw:textarea-vertical-align="middle">
        <text:list-style style:name="SheffieldUn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TUOS Stephenson2" fo:font-family="'TUOS Stephenson'" style:font-family-generic="roman" style:font-pitch="variable" fo:font-size="40pt" fo:letter-spacing="normal" fo:language="en" fo:country="GB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40pt" style:language-asian="en" style:country-asian="GB" style:font-style-asian="normal" style:font-weight-asian="normal" style:font-name-complex="ＭＳ Ｐゴシック1" style:font-family-complex="'ＭＳ Ｐゴシック'" style:font-size-complex="4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heffieldUni1-background" style:family="presentation">
      <style:graphic-properties draw:stroke="none" draw:fill="solid" draw:fill-color="#ffffff"/>
      <style:text-properties style:letter-kerning="true"/>
    </style:style>
    <style:style style:name="SheffieldUni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heffieldUni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heffieldUni1-outline1" style:family="presentation">
      <style:graphic-properties draw:stroke="none" draw:fill="none" draw:auto-grow-height="false" draw:fit-to-size="shrink-to-fit" style:shrink-to-fit="true">
        <text:list-style style:name="SheffieldUni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simple"/>
      <style:text-properties fo:font-variant="normal" fo:text-transform="none" fo:color="#2a196f" style:text-outline="false" style:text-line-through-style="none" style:text-line-through-type="none" style:text-position="0% 100%" style:font-name="TUOS Blake5" fo:font-family="'TUOS Blake'" fo:font-size="26.5pt" fo:letter-spacing="normal" fo:language="en" fo:country="GB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32pt" style:language-asian="en" style:country-asian="GB" style:font-style-asian="normal" style:font-weight-asian="normal" style:font-name-complex="ＭＳ Ｐゴシック1" style:font-family-complex="'ＭＳ Ｐゴシック'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heffieldUni1-outline2" style:family="presentation" style:parent-style-name="SheffieldUni1-outline1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2a196f" style:text-line-through-style="none" style:text-line-through-type="none" style:text-position="0% 100%" style:font-name="TUOS Blake5" fo:font-family="'TUOS Blake'" fo:font-size="19.8999996185303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SheffieldUni1-outline3" style:family="presentation" style:parent-style-name="SheffieldUni1-outline2">
      <style:paragraph-properties fo:margin-left="0cm" fo:margin-right="0cm" fo:margin-top="0.246cm" fo:margin-bottom="0cm" fo:line-height="120%" fo:text-align="start" fo:text-indent="0cm" style:punctuation-wrap="simple"/>
      <style:text-properties fo:font-variant="normal" fo:text-transform="none" fo:color="#2a196f" style:text-line-through-style="none" style:text-line-through-type="none" style:text-position="0% 100%" style:font-name="TUOS Blake5" fo:font-family="'TUOS Blake'" fo:font-size="11.6000003814697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SheffieldUni1-outline4" style:family="presentation" style:parent-style-name="SheffieldUni1-outline3">
      <style:paragraph-properties fo:margin-left="0cm" fo:margin-right="0cm" fo:margin-top="0.164cm" fo:margin-bottom="0cm" fo:line-height="140%" fo:text-align="start" fo:text-indent="0cm" style:punctuation-wrap="simple"/>
      <style:text-properties fo:font-variant="normal" fo:text-transform="none" fo:color="#2a196f" style:text-line-through-style="none" style:text-line-through-type="none" style:text-position="0% 100%" style:font-name="TUOS Blake5" fo:font-family="'TUOS Blake'" fo:font-size="7.5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9pt" style:font-style-asian="normal" style:font-weight-asian="normal" style:font-size-complex="9pt" style:font-style-complex="normal" style:font-weight-complex="normal"/>
    </style:style>
    <style:style style:name="SheffieldUni1-outline5" style:family="presentation" style:parent-style-name="SheffieldUni1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SheffieldUni1-outline6" style:family="presentation" style:parent-style-name="SheffieldUni1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SheffieldUni1-outline7" style:family="presentation" style:parent-style-name="SheffieldUni1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SheffieldUni1-outline8" style:family="presentation" style:parent-style-name="SheffieldUni1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SheffieldUni1-outline9" style:family="presentation" style:parent-style-name="SheffieldUni1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SheffieldUni1-subtitle" style:family="presentation">
      <style:graphic-properties draw:stroke="none" draw:fill="none" draw:textarea-vertical-align="middle">
        <text:list-style style:name="SheffieldUni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heffieldUni1-title" style:family="presentation">
      <style:graphic-properties draw:stroke="none" draw:fill="none" draw:textarea-vertical-align="middle">
        <text:list-style style:name="SheffieldUni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ffff" style:text-outline="false" style:text-line-through-style="none" style:text-line-through-type="none" style:text-position="0% 100%" style:font-name="TUOS Stephenson2" fo:font-family="'TUOS Stephenson'" style:font-family-generic="roman" style:font-pitch="variable" fo:font-size="19.8999996185303pt" fo:letter-spacing="normal" fo:language="en" fo:country="GB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24pt" style:language-asian="en" style:country-asian="GB" style:font-style-asian="normal" style:font-weight-asian="normal" style:font-name-complex="ＭＳ Ｐゴシック1" style:font-family-complex="'ＭＳ Ｐゴシック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heffieldUni_5f_-background" style:display-name="SheffieldUni_-background" style:family="presentation">
      <style:graphic-properties draw:stroke="none" draw:fill="solid" draw:fill-color="#ffffff"/>
      <style:text-properties style:letter-kerning="true"/>
    </style:style>
    <style:style style:name="SheffieldUni_5f_-backgroundobjects" style:display-name="SheffieldUni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heffieldUni_5f_-notes" style:display-name="SheffieldUni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heffieldUni_5f_-outline1" style:display-name="SheffieldUni_-outline1" style:family="presentation">
      <style:graphic-properties draw:stroke="none" draw:fill="none" draw:auto-grow-height="false" draw:fit-to-size="shrink-to-fit" style:shrink-to-fit="true">
        <text:list-style style:name="SheffieldUni_5f_-outline1" style:display-name="SheffieldUni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simple"/>
      <style:text-properties fo:font-variant="normal" fo:text-transform="none" fo:color="#2a196f" style:text-outline="false" style:text-line-through-style="none" style:text-line-through-type="none" style:text-position="0% 100%" style:font-name="TUOS Blake5" fo:font-family="'TUOS Blake'" fo:font-size="26.5pt" fo:letter-spacing="normal" fo:language="en" fo:country="GB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32pt" style:language-asian="en" style:country-asian="GB" style:font-style-asian="normal" style:font-weight-asian="normal" style:font-name-complex="ＭＳ Ｐゴシック1" style:font-family-complex="'ＭＳ Ｐゴシック'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heffieldUni_5f_-outline2" style:display-name="SheffieldUni_-outline2" style:family="presentation" style:parent-style-name="SheffieldUni_5f_-outline1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2a196f" style:text-line-through-style="none" style:text-line-through-type="none" style:text-position="0% 100%" style:font-name="TUOS Blake5" fo:font-family="'TUOS Blake'" fo:font-size="19.8999996185303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SheffieldUni_5f_-outline3" style:display-name="SheffieldUni_-outline3" style:family="presentation" style:parent-style-name="SheffieldUni_5f_-outline2">
      <style:paragraph-properties fo:margin-left="0cm" fo:margin-right="0cm" fo:margin-top="0.246cm" fo:margin-bottom="0cm" fo:line-height="120%" fo:text-align="start" fo:text-indent="0cm" style:punctuation-wrap="simple"/>
      <style:text-properties fo:font-variant="normal" fo:text-transform="none" fo:color="#2a196f" style:text-line-through-style="none" style:text-line-through-type="none" style:text-position="0% 100%" style:font-name="TUOS Blake5" fo:font-family="'TUOS Blake'" fo:font-size="11.6000003814697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SheffieldUni_5f_-outline4" style:display-name="SheffieldUni_-outline4" style:family="presentation" style:parent-style-name="SheffieldUni_5f_-outline3">
      <style:paragraph-properties fo:margin-left="0cm" fo:margin-right="0cm" fo:margin-top="0.164cm" fo:margin-bottom="0cm" fo:line-height="140%" fo:text-align="start" fo:text-indent="0cm" style:punctuation-wrap="simple"/>
      <style:text-properties fo:font-variant="normal" fo:text-transform="none" fo:color="#2a196f" style:text-line-through-style="none" style:text-line-through-type="none" style:text-position="0% 100%" style:font-name="TUOS Blake5" fo:font-family="'TUOS Blake'" fo:font-size="7.5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9pt" style:font-style-asian="normal" style:font-weight-asian="normal" style:font-size-complex="9pt" style:font-style-complex="normal" style:font-weight-complex="normal"/>
    </style:style>
    <style:style style:name="SheffieldUni_5f_-outline5" style:display-name="SheffieldUni_-outline5" style:family="presentation" style:parent-style-name="SheffieldUni_5f_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SheffieldUni_5f_-outline6" style:display-name="SheffieldUni_-outline6" style:family="presentation" style:parent-style-name="SheffieldUni_5f_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SheffieldUni_5f_-outline7" style:display-name="SheffieldUni_-outline7" style:family="presentation" style:parent-style-name="SheffieldUni_5f_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SheffieldUni_5f_-outline8" style:display-name="SheffieldUni_-outline8" style:family="presentation" style:parent-style-name="SheffieldUni_5f_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SheffieldUni_5f_-outline9" style:display-name="SheffieldUni_-outline9" style:family="presentation" style:parent-style-name="SheffieldUni_5f_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SheffieldUni_5f_-subtitle" style:display-name="SheffieldUni_-subtitle" style:family="presentation">
      <style:graphic-properties draw:stroke="none" draw:fill="none" draw:textarea-vertical-align="middle">
        <text:list-style style:name="SheffieldUni_5f_-subtitle" style:display-name="SheffieldUni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heffieldUni_5f_-title" style:display-name="SheffieldUni_-title" style:family="presentation">
      <style:graphic-properties draw:stroke="none" draw:fill="none" draw:textarea-vertical-align="middle">
        <text:list-style style:name="SheffieldUni_5f_-title" style:display-name="SheffieldUni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TUOS Stephenson2" fo:font-family="'TUOS Stephenson'" style:font-family-generic="roman" style:font-pitch="variable" fo:font-size="19.8999996185303pt" fo:letter-spacing="normal" fo:language="en" fo:country="GB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24pt" style:language-asian="en" style:country-asian="GB" style:font-style-asian="normal" style:font-weight-asian="normal" style:font-name-complex="ＭＳ Ｐゴシック1" style:font-family-complex="'ＭＳ Ｐゴシック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solid" draw:fill-color="#ffffff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shrink-to-fit" style:shrink-to-fit="tru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1cm" fo:margin-bottom="0cm" fo:line-height="100%" fo:text-align="start" fo:text-indent="0cm" style:punctuation-wrap="simple"/>
      <style:text-properties fo:font-variant="normal" fo:text-transform="none" fo:color="#2a196f" style:text-outline="false" style:text-line-through-style="none" style:text-line-through-type="none" style:text-position="0% 100%" style:font-name="TUOS Blake5" fo:font-family="'TUOS Blake'" fo:font-size="26.5pt" fo:letter-spacing="normal" fo:language="en" fo:country="GB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32pt" style:language-asian="en" style:country-asian="GB" style:font-style-asian="normal" style:font-weight-asian="normal" style:font-name-complex="ＭＳ Ｐゴシック1" style:font-family-complex="'ＭＳ Ｐゴシック'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328cm" fo:margin-bottom="0cm" fo:line-height="100%" fo:text-align="start" fo:text-indent="0cm" style:punctuation-wrap="simple"/>
      <style:text-properties fo:font-variant="normal" fo:text-transform="none" fo:color="#2a196f" style:text-line-through-style="none" style:text-line-through-type="none" style:text-position="0% 100%" style:font-name="TUOS Blake5" fo:font-family="'TUOS Blake'" fo:font-size="19.8999996185303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Default13-outline3" style:family="presentation" style:parent-style-name="Default13-outline2">
      <style:paragraph-properties fo:margin-left="0cm" fo:margin-right="0cm" fo:margin-top="0.246cm" fo:margin-bottom="0cm" fo:line-height="120%" fo:text-align="start" fo:text-indent="0cm" style:punctuation-wrap="simple"/>
      <style:text-properties fo:font-variant="normal" fo:text-transform="none" fo:color="#2a196f" style:text-line-through-style="none" style:text-line-through-type="none" style:text-position="0% 100%" style:font-name="TUOS Blake5" fo:font-family="'TUOS Blake'" fo:font-size="11.6000003814697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Default13-outline4" style:family="presentation" style:parent-style-name="Default13-outline3">
      <style:paragraph-properties fo:margin-left="0cm" fo:margin-right="0cm" fo:margin-top="0.162cm" fo:margin-bottom="0cm" fo:line-height="140%" fo:text-align="start" fo:text-indent="0cm" style:punctuation-wrap="simple"/>
      <style:text-properties fo:font-variant="normal" fo:text-transform="none" fo:color="#2a196f" style:text-line-through-style="none" style:text-line-through-type="none" style:text-position="0% 100%" style:font-name="TUOS Blake5" fo:font-family="'TUOS Blake'" fo:font-size="7.5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9pt" style:font-style-asian="normal" style:font-weight-asian="normal" style:font-size-complex="9pt" style:font-style-complex="normal" style:font-weight-complex="normal"/>
    </style:style>
    <style:style style:name="Default13-outline5" style:family="presentation" style:parent-style-name="Default13-outline4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ffff" style:text-outline="false" style:text-line-through-style="none" style:text-line-through-type="none" style:text-position="0% 100%" style:font-name="TUOS Stephenson2" fo:font-family="'TUOS Stephenson'" style:font-family-generic="roman" style:font-pitch="variable" fo:font-size="19.8999996185303pt" fo:letter-spacing="normal" fo:language="en" fo:country="GB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24pt" style:language-asian="en" style:country-asian="GB" style:font-style-asian="normal" style:font-weight-asian="normal" style:font-name-complex="ＭＳ Ｐゴシック1" style:font-family-complex="'ＭＳ Ｐゴシック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solid" draw:fill-color="#ffffff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1cm" fo:margin-bottom="0cm" fo:line-height="100%" fo:text-align="start" fo:text-indent="0cm" style:punctuation-wrap="simple"/>
      <style:text-properties fo:font-variant="normal" fo:text-transform="none" fo:color="#2a196f" style:text-outline="false" style:text-line-through-style="none" style:text-line-through-type="none" style:text-position="0% 100%" style:font-name="TUOS Blake5" fo:font-family="'TUOS Blake'" fo:font-size="26.5pt" fo:letter-spacing="normal" fo:language="en" fo:country="GB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32pt" style:language-asian="en" style:country-asian="GB" style:font-style-asian="normal" style:font-weight-asian="normal" style:font-name-complex="ＭＳ Ｐゴシック1" style:font-family-complex="'ＭＳ Ｐゴシック'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328cm" fo:margin-bottom="0cm" fo:line-height="100%" fo:text-align="start" fo:text-indent="0cm" style:punctuation-wrap="simple"/>
      <style:text-properties fo:font-variant="normal" fo:text-transform="none" fo:color="#2a196f" style:text-line-through-style="none" style:text-line-through-type="none" style:text-position="0% 100%" style:font-name="TUOS Blake5" fo:font-family="'TUOS Blake'" fo:font-size="19.8999996185303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Default10-outline3" style:family="presentation" style:parent-style-name="Default10-outline2">
      <style:paragraph-properties fo:margin-left="0cm" fo:margin-right="0cm" fo:margin-top="0.246cm" fo:margin-bottom="0cm" fo:line-height="120%" fo:text-align="start" fo:text-indent="0cm" style:punctuation-wrap="simple"/>
      <style:text-properties fo:font-variant="normal" fo:text-transform="none" fo:color="#2a196f" style:text-line-through-style="none" style:text-line-through-type="none" style:text-position="0% 100%" style:font-name="TUOS Blake5" fo:font-family="'TUOS Blake'" fo:font-size="11.6000003814697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Default10-outline4" style:family="presentation" style:parent-style-name="Default10-outline3">
      <style:paragraph-properties fo:margin-left="0cm" fo:margin-right="0cm" fo:margin-top="0.162cm" fo:margin-bottom="0cm" fo:line-height="140%" fo:text-align="start" fo:text-indent="0cm" style:punctuation-wrap="simple"/>
      <style:text-properties fo:font-variant="normal" fo:text-transform="none" fo:color="#2a196f" style:text-line-through-style="none" style:text-line-through-type="none" style:text-position="0% 100%" style:font-name="TUOS Blake5" fo:font-family="'TUOS Blake'" fo:font-size="7.5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9pt" style:font-style-asian="normal" style:font-weight-asian="normal" style:font-size-complex="9pt" style:font-style-complex="normal" style:font-weight-complex="normal"/>
    </style:style>
    <style:style style:name="Default10-outline5" style:family="presentation" style:parent-style-name="Default10-outline4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ffff" style:text-outline="false" style:text-line-through-style="none" style:text-line-through-type="none" style:text-position="0% 100%" style:font-name="TUOS Stephenson2" fo:font-family="'TUOS Stephenson'" style:font-family-generic="roman" style:font-pitch="variable" fo:font-size="19.8999996185303pt" fo:letter-spacing="normal" fo:language="en" fo:country="GB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24pt" style:language-asian="en" style:country-asian="GB" style:font-style-asian="normal" style:font-weight-asian="normal" style:font-name-complex="ＭＳ Ｐゴシック1" style:font-family-complex="'ＭＳ Ｐゴシック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15-background" style:family="presentation">
      <style:graphic-properties draw:stroke="none" draw:fill="solid" draw:fill-color="#ffffff"/>
      <style:text-properties style:letter-kerning="true"/>
    </style:style>
    <style:style style:name="Default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15-outline1" style:family="presentation">
      <style:graphic-properties draw:stroke="none" draw:fill="none" draw:auto-grow-height="false" draw:fit-to-size="shrink-to-fit" style:shrink-to-fit="true">
        <text:list-style style:name="Default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1cm" fo:margin-bottom="0cm" fo:line-height="100%" fo:text-align="start" fo:text-indent="0cm" style:punctuation-wrap="simple"/>
      <style:text-properties fo:font-variant="normal" fo:text-transform="none" fo:color="#2a196f" style:text-outline="false" style:text-line-through-style="none" style:text-line-through-type="none" style:text-position="0% 100%" style:font-name="TUOS Blake5" fo:font-family="'TUOS Blake'" fo:font-size="26.5pt" fo:letter-spacing="normal" fo:language="en" fo:country="GB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32pt" style:language-asian="en" style:country-asian="GB" style:font-style-asian="normal" style:font-weight-asian="normal" style:font-name-complex="ＭＳ Ｐゴシック1" style:font-family-complex="'ＭＳ Ｐゴシック'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15-outline2" style:family="presentation" style:parent-style-name="Default15-outline1">
      <style:paragraph-properties fo:margin-left="0cm" fo:margin-right="0cm" fo:margin-top="0.328cm" fo:margin-bottom="0cm" fo:line-height="100%" fo:text-align="start" fo:text-indent="0cm" style:punctuation-wrap="simple"/>
      <style:text-properties fo:font-variant="normal" fo:text-transform="none" fo:color="#2a196f" style:text-line-through-style="none" style:text-line-through-type="none" style:text-position="0% 100%" style:font-name="TUOS Blake5" fo:font-family="'TUOS Blake'" fo:font-size="19.8999996185303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Default15-outline3" style:family="presentation" style:parent-style-name="Default15-outline2">
      <style:paragraph-properties fo:margin-left="0cm" fo:margin-right="0cm" fo:margin-top="0.246cm" fo:margin-bottom="0cm" fo:line-height="120%" fo:text-align="start" fo:text-indent="0cm" style:punctuation-wrap="simple"/>
      <style:text-properties fo:font-variant="normal" fo:text-transform="none" fo:color="#2a196f" style:text-line-through-style="none" style:text-line-through-type="none" style:text-position="0% 100%" style:font-name="TUOS Blake5" fo:font-family="'TUOS Blake'" fo:font-size="11.6000003814697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Default15-outline4" style:family="presentation" style:parent-style-name="Default15-outline3">
      <style:paragraph-properties fo:margin-left="0cm" fo:margin-right="0cm" fo:margin-top="0.162cm" fo:margin-bottom="0cm" fo:line-height="140%" fo:text-align="start" fo:text-indent="0cm" style:punctuation-wrap="simple"/>
      <style:text-properties fo:font-variant="normal" fo:text-transform="none" fo:color="#2a196f" style:text-line-through-style="none" style:text-line-through-type="none" style:text-position="0% 100%" style:font-name="TUOS Blake5" fo:font-family="'TUOS Blake'" fo:font-size="7.5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9pt" style:font-style-asian="normal" style:font-weight-asian="normal" style:font-size-complex="9pt" style:font-style-complex="normal" style:font-weight-complex="normal"/>
    </style:style>
    <style:style style:name="Default15-outline5" style:family="presentation" style:parent-style-name="Default15-outline4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Default15-outline6" style:family="presentation" style:parent-style-name="Default15-outline5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Default15-outline7" style:family="presentation" style:parent-style-name="Default15-outline6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Default15-outline8" style:family="presentation" style:parent-style-name="Default15-outline7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Default15-outline9" style:family="presentation" style:parent-style-name="Default15-outline8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Default15-subtitle" style:family="presentation">
      <style:graphic-properties draw:stroke="none" draw:fill="none" draw:textarea-vertical-align="middle">
        <text:list-style style:name="Default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title" style:family="presentation">
      <style:graphic-properties draw:stroke="none" draw:fill="none" draw:textarea-vertical-align="middle">
        <text:list-style style:name="Default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ffff" style:text-outline="false" style:text-line-through-style="none" style:text-line-through-type="none" style:text-position="0% 100%" style:font-name="TUOS Stephenson2" fo:font-family="'TUOS Stephenson'" style:font-family-generic="roman" style:font-pitch="variable" fo:font-size="19.8999996185303pt" fo:letter-spacing="normal" fo:language="en" fo:country="GB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24pt" style:language-asian="en" style:country-asian="GB" style:font-style-asian="normal" style:font-weight-asian="normal" style:font-name-complex="ＭＳ Ｐゴシック1" style:font-family-complex="'ＭＳ Ｐゴシック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heffieldUni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SheffieldUni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SheffieldUni-backgroundobjects">
      <style:graphic-properties draw:stroke="none" draw:fill="none" draw:fill-color="#ffffff" draw:auto-grow-height="false" fo:min-height="1.485cm"/>
    </style:style>
    <style:style style:name="Mpr4" style:family="presentation" style:parent-style-name="SheffieldUni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heffieldUni1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SheffieldUni1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SheffieldUni1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SheffieldUni1-backgroundobjects">
      <style:graphic-properties draw:stroke="none" draw:fill="none" draw:fill-color="#ffffff" draw:auto-grow-height="false" fo:min-height="1.27cm"/>
    </style:style>
    <style:style style:name="Mpr9" style:family="presentation" style:parent-style-name="SheffieldUni1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heffieldUni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" style:family="presentation" style:parent-style-name="SheffieldUni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heffieldUni_5f_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13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4" style:family="presentation" style:parent-style-name="Default13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5" style:family="presentation" style:parent-style-name="Default13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Default13-backgroundobjects">
      <style:graphic-properties draw:stroke="none" draw:fill="none" draw:fill-color="#ffffff" draw:auto-grow-height="false" fo:min-height="1.27cm"/>
    </style:style>
    <style:style style:name="Mpr17" style:family="presentation" style:parent-style-name="Default13-backgroundobjects">
      <style:graphic-properties draw:stroke="none" draw:fill="none" draw:fill-color="#ffffff" draw:textarea-vertical-align="bottom" draw:auto-grow-height="false" fo:min-height="1.27cm"/>
    </style:style>
    <style:style style:name="Mpr18" style:family="presentation" style:parent-style-name="Default10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9" style:family="presentation" style:parent-style-name="Default10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0" style:family="presentation" style:parent-style-name="Default10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Default10-backgroundobjects">
      <style:graphic-properties draw:stroke="none" draw:fill="none" draw:fill-color="#ffffff" draw:auto-grow-height="false" fo:min-height="1.27cm"/>
    </style:style>
    <style:style style:name="Mpr22" style:family="presentation" style:parent-style-name="Default10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Default15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4" style:family="presentation" style:parent-style-name="Default15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5" style:family="presentation" style:parent-style-name="Default15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6" style:family="presentation" style:parent-style-name="Default15-backgroundobjects">
      <style:graphic-properties draw:stroke="none" draw:fill="none" draw:fill-color="#ffffff" draw:auto-grow-height="false" fo:min-height="1.27cm"/>
    </style:style>
    <style:style style:name="Mpr27" style:family="presentation" style:parent-style-name="Default15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8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style:paragraph-properties fo:margin-top="0cm" fo:margin-bottom="0cm" fo:line-height="83%" fo:text-align="start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3.175cm" fo:margin-right="0cm" fo:text-indent="-0.634cm">
        <style:tab-stops>
          <style:tab-stop style:position="0cm"/>
        </style:tab-stops>
      </style:paragraph-properties>
    </style:style>
    <style:style style:name="MP15" style:family="paragraph">
      <style:paragraph-properties fo:margin-left="4.445cm" fo:margin-right="0cm" fo:margin-top="0.099cm" fo:margin-bottom="0cm" fo:text-align="start" fo:text-indent="-0.634cm">
        <style:tab-stops>
          <style:tab-stop style:position="0cm"/>
        </style:tab-stops>
      </style:paragraph-properties>
    </style:style>
    <style:style style:name="MP16" style:family="paragraph">
      <style:paragraph-properties fo:margin-left="0cm" fo:margin-right="0cm" fo:margin-top="0.06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8" style:family="paragraph">
      <style:paragraph-properties fo:margin-top="0cm" fo:margin-bottom="0cm" fo:line-height="100%" fo:text-align="end" style:punctuation-wrap="simple" style:writing-mode="lr-tb"/>
      <style:text-properties fo:font-size="18pt" style:font-size-asian="14pt" style:font-size-complex="14pt"/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a196f" style:text-line-through-style="none" style:text-line-through-type="none" style:text-position="0% 100%" style:font-name="TUOS Stephenson1" fo:font-size="54pt" fo:letter-spacing="normal" fo:font-style="normal" style:text-underline-style="none" fo:font-weight="normal" style:font-name-asian="MS PGothic1" style:font-size-asian="54pt" style:font-style-asian="normal" style:font-weight-asian="normal" style:font-name-complex="ＭＳ Ｐゴシック1" style:font-size-complex="54pt" style:font-style-complex="normal" style:font-weight-complex="normal"/>
    </style:style>
    <style:style style:name="MT3" style:family="text">
      <style:text-properties fo:font-variant="normal" fo:text-transform="none" fo:color="#2a196f" style:text-line-through-style="none" style:text-line-through-type="none" style:text-position="0% 100%" style:font-name="TUOS Blake3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2a196f" style:text-line-through-style="none" style:text-line-through-type="none" style:text-position="0% 100%" style:font-name="TUOS Stephenson1" fo:font-size="44pt" fo:letter-spacing="normal" fo:font-style="normal" style:text-underline-style="none" fo:font-weight="normal" style:font-name-asian="MS PGothic1" style:font-size-asian="44pt" style:font-style-asian="normal" style:font-weight-asian="normal" style:font-name-complex="ＭＳ Ｐゴシック1" style:font-size-complex="44pt" style:font-style-complex="normal" style:font-weight-complex="normal"/>
    </style:style>
    <style:style style:name="MT5" style:family="text">
      <style:text-properties fo:font-variant="normal" fo:text-transform="none" fo:color="#2a196f" style:text-line-through-style="none" style:text-line-through-type="none" style:text-position="0% 100%" style:font-name="TUOS Blake5" fo:font-size="32pt" fo:letter-spacing="normal" fo:font-style="normal" style:text-underline-style="none" fo:font-weight="normal" style:font-name-asian="MS PGothic1" style:font-size-asian="32pt" style:font-style-asian="normal" style:font-weight-asian="normal" style:font-name-complex="ＭＳ Ｐゴシック1" style:font-size-complex="32pt" style:font-style-complex="normal" style:font-weight-complex="normal"/>
    </style:style>
    <style:style style:name="MT6" style:family="text">
      <style:text-properties fo:font-variant="normal" fo:text-transform="none" fo:color="#2a196f" style:text-line-through-style="none" style:text-line-through-type="none" style:text-position="0% 100%" style:font-name="TUOS Blake5" fo:font-size="28pt" fo:letter-spacing="normal" fo:font-style="normal" style:text-underline-style="none" fo:font-weight="normal" style:font-name-asian="MS PGothic1" style:font-size-asian="28pt" style:font-style-asian="normal" style:font-weight-asian="normal" style:font-name-complex="ＭＳ Ｐゴシック1" style:font-size-complex="28pt" style:font-style-complex="normal" style:font-weight-complex="normal"/>
    </style:style>
    <style:style style:name="MT7" style:family="text">
      <style:text-properties fo:font-variant="normal" fo:text-transform="none" fo:color="#2a196f" style:text-line-through-style="none" style:text-line-through-type="none" style:text-position="0% 100%" style:font-name="TUOS Blake5" fo:font-size="24pt" fo:letter-spacing="normal" fo:font-style="normal" style:text-underline-style="none" fo:font-weight="normal" style:font-name-asian="MS PGothic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MT8" style:family="text">
      <style:text-properties fo:font-variant="normal" fo:text-transform="none" fo:color="#2a196f" style:text-line-through-style="none" style:text-line-through-type="none" style:text-position="0% 100%" style:font-name="TUOS Blake5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ＭＳ Ｐゴシック1" style:font-size-complex="14pt" style:font-style-complex="normal" style:font-weight-complex="normal"/>
    </style:style>
    <style:style style:name="MT9" style:family="text">
      <style:text-properties fo:font-variant="normal" fo:text-transform="none" fo:color="#2a196f" style:text-line-through-style="none" style:text-line-through-type="none" style:text-position="0% 100%" style:font-name="TUOS Blake5" fo:font-size="9pt" fo:letter-spacing="normal" fo:font-style="normal" style:text-underline-style="none" fo:font-weight="normal" style:font-name-asian="MS PGothic1" style:font-size-asian="9pt" style:font-style-asian="normal" style:font-weight-asian="normal" style:font-name-complex="ＭＳ Ｐゴシック1" style:font-size-complex="9pt" style:font-style-complex="normal" style:font-weight-complex="normal"/>
    </style:style>
    <style:style style:name="MT10" style:family="text">
      <style:text-properties fo:font-variant="normal" fo:text-transform="none" fo:color="#2a196f" style:text-line-through-style="none" style:text-line-through-type="none" style:text-position="0% 100%" style:font-name="TUOS Stephenson2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heffieldUni" style:page-layout-name="PM1" draw:style-name="Mdp1">
      <draw:frame draw:name="Picture 37" draw:style-name="Mgr3" draw:text-style-name="MP5" draw:layer="backgroundobjects" drawooo:display="printer" svg:width="5.57cm" svg:height="1.691cm" svg:x="0cm" svg:y="0.349cm">
        <draw:image xlink:href="Pictures/1000000000000248000000B1ACF696515382B468.png" xlink:type="simple" xlink:show="embed" xlink:actuate="onLoad" loext:mime-type="image/png">
          <text:p/>
        </draw:image>
      </draw:frame>
      <draw:frame draw:name="Picture 9" draw:style-name="Mgr3" draw:text-style-name="MP5" draw:layer="backgroundobjects" drawooo:display="printer" svg:width="1.625cm" svg:height="0.992cm" svg:x="25.629cm" svg:y="14.452cm">
        <draw:image xlink:href="Pictures/10000201000000B900000071D83DA6AF4F85226B.png" xlink:type="simple" xlink:show="embed" xlink:actuate="onLoad" loext:mime-type="image/png">
          <text:p/>
        </draw:image>
      </draw:frame>
      <draw:frame draw:name="Rectangle 2" presentation:style-name="Mpr1" draw:text-style-name="MP7" draw:layer="backgroundobjects" svg:width="25.199cm" svg:height="1.799cm" svg:x="5.601cm" svg:y="0.201cm" presentation:class="title" presentation:user-transformed="true">
        <draw:text-box>
          <text:p text:style-name="MP6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Rectangle 18" presentation:style-name="Mpr2" draw:text-style-name="MP9" draw:layer="backgroundobjects" svg:width="2.799cm" svg:height="0.699cm" svg:x="2.099cm" svg:y="15.049cm" presentation:class="date-time" presentation:user-transformed="true">
        <draw:text-box>
          <text:p text:style-name="MP8"><text:span text:style-name="MT3"><text:date style:data-style-name="D1" text:date-value="2019-10-04">04/10/19</text:date></text:span></text:p>
        </draw:text-box>
      </draw:frame>
      <draw:frame draw:name="Picture 37" draw:style-name="Mgr3" draw:text-style-name="MP5" draw:layer="backgroundobjects" svg:width="5.57cm" svg:height="1.691cm" svg:x="0cm" svg:y="0.349cm">
        <draw:image xlink:href="Pictures/1000000000000248000000B1ACF696515382B468.png" xlink:type="simple" xlink:show="embed" xlink:actuate="onLoad" loext:mime-type="image/png">
          <text:p/>
        </draw:image>
      </draw:frame>
      <draw:frame presentation:style-name="SheffieldUni-outline1" draw:layer="backgroundobjects" svg:width="25.199cm" svg:height="9.134cm" svg:x="1.399cm" svg:y="3.684cm" presentation:class="outline" presentation:placeholder="true">
        <draw:text-box/>
      </draw:frame>
      <presentation:notes style:page-layout-name="PM2">
        <draw:page-thumbnail presentation:style-name="SheffieldUni-title" draw:layer="backgroundobjects" svg:width="14.848cm" svg:height="11.136cm" svg:x="3.075cm" svg:y="2.257cm" presentation:class="page"/>
        <draw:frame presentation:style-name="SheffieldUni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heffieldUni1" style:page-layout-name="PM1" draw:style-name="Mdp1">
      <draw:frame draw:name="Picture 37" draw:style-name="Mgr3" draw:text-style-name="MP5" draw:layer="backgroundobjects" svg:width="5.57cm" svg:height="1.691cm" svg:x="0cm" svg:y="0.349cm">
        <draw:image xlink:href="Pictures/1000000000000248000000B1ACF696515382B468.png" xlink:type="simple" xlink:show="embed" xlink:actuate="onLoad" loext:mime-type="image/png">
          <text:p/>
        </draw:image>
      </draw:frame>
      <draw:frame draw:name="Title 1" presentation:style-name="Mpr5" draw:text-style-name="MP11" draw:layer="backgroundobjects" svg:width="25.199cm" svg:height="1.749cm" svg:x="6cm" svg:y="0.4cm" presentation:class="title" presentation:user-transformed="true">
        <draw:text-box>
          <text:p text:style-name="MP10"><text:span text:style-name="MT4">Click to </text:span><text:span text:style-name="MT4">edit </text:span><text:span text:style-name="MT4">Master </text:span><text:span text:style-name="MT4">title style</text:span></text:p>
        </draw:text-box>
      </draw:frame>
      <draw:frame draw:name="Content Placeholder 2" presentation:style-name="Mpr6" draw:text-style-name="MP17" draw:layer="backgroundobjects" svg:width="25.199cm" svg:height="8.574cm" svg:x="2cm" svg:y="2.4cm" presentation:class="outline" presentation:user-transformed="true">
        <draw:text-box>
          <text:list text:style-name="ML3">
            <text:list-item>
              <text:p text:style-name="MP12"><text:span text:style-name="MT5">Click to edit the outline text format</text:span></text:p>
              <text:list>
                <text:list-item>
                  <text:p text:style-name="MP12"><text:span text:style-name="MT5">Second Outline Level</text:span></text:p>
                  <text:list>
                    <text:list-item>
                      <text:p text:style-name="MP12"><text:span text:style-name="MT5">Third Outline Level</text:span></text:p>
                      <text:list>
                        <text:list-item>
                          <text:p text:style-name="MP12"><text:span text:style-name="MT5">Fourth Outline Level</text:span></text:p>
                          <text:list>
                            <text:list-item>
                              <text:p text:style-name="MP12"><text:span text:style-name="MT5">Fifth Outline Level</text:span></text:p>
                              <text:list>
                                <text:list-item>
                                  <text:p text:style-name="MP12"><text:span text:style-name="MT5">Sixth Outline Level</text:span></text:p>
                                  <text:list>
                                    <text:list-item>
                                      <text:p text:style-name="MP13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3"><text:span text:style-name="MT6">Second level</text:span></text:p>
                                          <text:list>
                                            <text:list-item>
                                              <text:p text:style-name="MP14"><text:span text:style-name="MT7">Third level</text:span></text:p>
                                              <text:list>
                                                <text:list-item>
                                                  <text:p text:style-name="MP15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9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0" presentation:style-name="Mpr7" draw:text-style-name="MP9" draw:layer="backgroundobjects" svg:width="2.799cm" svg:height="0.699cm" svg:x="2.099cm" svg:y="15.049cm" presentation:class="date-time" presentation:user-transformed="true">
        <draw:text-box>
          <text:p text:style-name="MP8"><text:span text:style-name="MT3"><text:date style:data-style-name="D1" text:date-value="2019-10-04">04/10/19</text:date></text:span></text:p>
        </draw:text-box>
      </draw:frame>
      <presentation:notes style:page-layout-name="PM2">
        <draw:page-thumbnail presentation:style-name="SheffieldUni1-title" draw:layer="backgroundobjects" svg:width="16.932cm" svg:height="9.524cm" svg:x="1.058cm" svg:y="1.93cm" presentation:class="page"/>
        <draw:frame presentation:style-name="SheffieldUni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heffieldUni_5f_" style:display-name="SheffieldUni_" style:page-layout-name="PM1" draw:style-name="Mdp1">
      <draw:frame draw:name="Picture 37" draw:style-name="Mgr3" draw:text-style-name="MP5" draw:layer="backgroundobjects" drawooo:display="printer" svg:width="5.57cm" svg:height="1.691cm" svg:x="0cm" svg:y="0.349cm">
        <draw:image xlink:href="Pictures/1000000000000248000000B1ACF696515382B468.png" xlink:type="simple" xlink:show="embed" xlink:actuate="onLoad" loext:mime-type="image/png">
          <text:p/>
        </draw:image>
      </draw:frame>
      <draw:frame draw:name="Picture 9" draw:style-name="Mgr3" draw:text-style-name="MP5" draw:layer="backgroundobjects" drawooo:display="printer" svg:width="1.625cm" svg:height="0.992cm" svg:x="25.629cm" svg:y="14.452cm">
        <draw:image xlink:href="Pictures/10000201000000B900000071D83DA6AF4F85226B.png" xlink:type="simple" xlink:show="embed" xlink:actuate="onLoad" loext:mime-type="image/png">
          <text:p/>
        </draw:image>
      </draw:frame>
      <draw:frame draw:name="Rectangle 2" presentation:style-name="Mpr10" draw:text-style-name="MP7" draw:layer="backgroundobjects" svg:width="25.199cm" svg:height="4.199cm" svg:x="1.866cm" svg:y="5.074cm" presentation:class="title" presentation:user-transformed="true">
        <draw:text-box>
          <text:p text:style-name="MP6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Picture 37" draw:style-name="Mgr3" draw:text-style-name="MP5" draw:layer="backgroundobjects" svg:width="5.57cm" svg:height="1.691cm" svg:x="0cm" svg:y="0.349cm">
        <draw:image xlink:href="Pictures/1000000000000248000000B1ACF696515382B468.png" xlink:type="simple" xlink:show="embed" xlink:actuate="onLoad" loext:mime-type="image/png">
          <text:p/>
        </draw:image>
      </draw:frame>
      <draw:frame presentation:style-name="SheffieldUni_5f_-outline1" draw:layer="backgroundobjects" svg:width="25.199cm" svg:height="9.134cm" svg:x="1.399cm" svg:y="3.684cm" presentation:class="outline" presentation:placeholder="true">
        <draw:text-box/>
      </draw:frame>
      <presentation:notes style:page-layout-name="PM2">
        <draw:page-thumbnail presentation:style-name="SheffieldUni_5f_-title" draw:layer="backgroundobjects" svg:width="14.848cm" svg:height="11.136cm" svg:x="3.075cm" svg:y="2.257cm" presentation:class="page"/>
        <draw:frame presentation:style-name="SheffieldUni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Default13" style:page-layout-name="PM1" draw:style-name="Mdp1">
      <draw:frame draw:name="Picture 37" draw:style-name="Mgr3" draw:text-style-name="MP5" draw:layer="backgroundobjects" svg:width="5.57cm" svg:height="1.691cm" svg:x="0.001cm" svg:y="0.349cm">
        <draw:image xlink:href="Pictures/1000000000000248000000B1ACF696515382B468.png" xlink:type="simple" xlink:show="embed" xlink:actuate="onLoad" loext:mime-type="image/png">
          <text:p/>
        </draw:image>
      </draw:frame>
      <draw:frame draw:name="Picture 9" draw:style-name="Mgr3" draw:text-style-name="MP5" draw:layer="backgroundobjects" svg:width="1.624cm" svg:height="0.991cm" svg:x="25.629cm" svg:y="14.452cm">
        <draw:image xlink:href="Pictures/10000201000000B900000071D83DA6AF4F85226B.png" xlink:type="simple" xlink:show="embed" xlink:actuate="onLoad" loext:mime-type="image/png">
          <text:p/>
        </draw:image>
      </draw:frame>
      <draw:frame draw:name="Title 1" presentation:style-name="Mpr13" draw:text-style-name="MP11" draw:layer="backgroundobjects" svg:width="25.199cm" svg:height="1.749cm" svg:x="1.865cm" svg:y="3.148cm" presentation:class="title" presentation:user-transformed="true">
        <draw:text-box>
          <text:p text:style-name="MP10"><text:span text:style-name="MT4">Click to </text:span><text:span text:style-name="MT4">edit </text:span><text:span text:style-name="MT4">Master </text:span><text:span text:style-name="MT4">title style</text:span></text:p>
        </draw:text-box>
      </draw:frame>
      <draw:frame draw:name="Content Placeholder 2" presentation:style-name="Mpr14" draw:text-style-name="MP17" draw:layer="backgroundobjects" svg:width="25.199cm" svg:height="8.575cm" svg:x="2.03cm" svg:y="5.423cm" presentation:class="outline" presentation:user-transformed="true">
        <draw:text-box>
          <text:list text:style-name="ML3">
            <text:list-item>
              <text:p text:style-name="MP12"><text:span text:style-name="MT5">Click to edit the outline text format</text:span></text:p>
              <text:list>
                <text:list-item>
                  <text:p text:style-name="MP12"><text:span text:style-name="MT5">Second Outline Level</text:span></text:p>
                  <text:list>
                    <text:list-item>
                      <text:p text:style-name="MP12"><text:span text:style-name="MT5">Third Outline Level</text:span></text:p>
                      <text:list>
                        <text:list-item>
                          <text:p text:style-name="MP12"><text:span text:style-name="MT5">Fourth Outline Level</text:span></text:p>
                          <text:list>
                            <text:list-item>
                              <text:p text:style-name="MP12"><text:span text:style-name="MT5">Fifth Outline Level</text:span></text:p>
                              <text:list>
                                <text:list-item>
                                  <text:p text:style-name="MP12"><text:span text:style-name="MT5">Sixth Outline Level</text:span></text:p>
                                  <text:list>
                                    <text:list-item>
                                      <text:p text:style-name="MP13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3"><text:span text:style-name="MT6">Second level</text:span></text:p>
                                          <text:list>
                                            <text:list-item>
                                              <text:p text:style-name="MP14"><text:span text:style-name="MT7">Third level</text:span></text:p>
                                              <text:list>
                                                <text:list-item>
                                                  <text:p text:style-name="MP15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9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0" presentation:style-name="Mpr15" draw:text-style-name="MP9" draw:layer="backgroundobjects" svg:width="2.8cm" svg:height="0.699cm" svg:x="2.098cm" svg:y="15.048cm" presentation:class="date-time" presentation:user-transformed="true">
        <draw:text-box>
          <text:p text:style-name="MP8"><text:span text:style-name="MT3"><text:date style:data-style-name="D1" text:date-value="2019-10-04">04/10/19</text:date></text:span></text:p>
        </draw:text-box>
      </draw:frame>
      <draw:frame draw:name="Rectangle 11" presentation:style-name="Mpr15" draw:text-style-name="MP9" draw:layer="backgroundobjects" svg:width="15.866cm" svg:height="0.699cm" svg:x="4.198cm" svg:y="15.048cm" presentation:class="footer" presentation:user-transformed="true">
        <draw:text-box>
          <text:p text:style-name="MP8"><text:span text:style-name="MT3">© The University of Sheffield</text:span></text:p>
        </draw:text-box>
      </draw:frame>
      <draw:frame draw:name="Rectangle 12" presentation:style-name="Mpr15" draw:text-style-name="MP19" draw:layer="backgroundobjects" svg:width="5.833cm" svg:height="1.049cm" svg:x="21.464cm" svg:y="0.348cm" presentation:class="page-number" presentation:user-transformed="true">
        <draw:text-box>
          <text:p text:style-name="MP18"><text:span text:style-name="MT10"><text:page-number>1</text:page-number></text:span></text:p>
        </draw:text-box>
      </draw:frame>
      <presentation:notes style:page-layout-name="PM2">
        <draw:page-thumbnail presentation:style-name="Default13-title" draw:layer="backgroundobjects" svg:width="16.932cm" svg:height="9.524cm" svg:x="1.058cm" svg:y="1.93cm" presentation:class="page"/>
        <draw:frame presentation:style-name="Default13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Default10" style:page-layout-name="PM1" draw:style-name="Mdp1">
      <draw:frame draw:name="Picture 37" draw:style-name="Mgr3" draw:text-style-name="MP5" draw:layer="backgroundobjects" svg:width="5.57cm" svg:height="1.691cm" svg:x="0.001cm" svg:y="0.349cm">
        <draw:image xlink:href="Pictures/1000000000000248000000B1ACF696515382B468.png" xlink:type="simple" xlink:show="embed" xlink:actuate="onLoad" loext:mime-type="image/png">
          <text:p/>
        </draw:image>
      </draw:frame>
      <draw:frame draw:name="Picture 9" draw:style-name="Mgr3" draw:text-style-name="MP5" draw:layer="backgroundobjects" svg:width="1.624cm" svg:height="0.991cm" svg:x="25.629cm" svg:y="14.452cm">
        <draw:image xlink:href="Pictures/10000201000000B900000071D83DA6AF4F85226B.png" xlink:type="simple" xlink:show="embed" xlink:actuate="onLoad" loext:mime-type="image/png">
          <text:p/>
        </draw:image>
      </draw:frame>
      <draw:frame draw:name="Title 1" presentation:style-name="Mpr18" draw:text-style-name="MP11" draw:layer="backgroundobjects" svg:width="25.199cm" svg:height="1.749cm" svg:x="1.865cm" svg:y="3.148cm" presentation:class="title" presentation:user-transformed="true">
        <draw:text-box>
          <text:p text:style-name="MP10"><text:span text:style-name="MT4">Click to </text:span><text:span text:style-name="MT4">edit </text:span><text:span text:style-name="MT4">Master </text:span><text:span text:style-name="MT4">title style</text:span></text:p>
        </draw:text-box>
      </draw:frame>
      <draw:frame draw:name="Content Placeholder 2" presentation:style-name="Mpr19" draw:text-style-name="MP17" draw:layer="backgroundobjects" svg:width="25.199cm" svg:height="8.575cm" svg:x="2.03cm" svg:y="5.423cm" presentation:class="outline" presentation:user-transformed="true">
        <draw:text-box>
          <text:list text:style-name="ML3">
            <text:list-item>
              <text:p text:style-name="MP12"><text:span text:style-name="MT5">Click to edit the outline text format</text:span></text:p>
              <text:list>
                <text:list-item>
                  <text:p text:style-name="MP12"><text:span text:style-name="MT5">Second Outline Level</text:span></text:p>
                  <text:list>
                    <text:list-item>
                      <text:p text:style-name="MP12"><text:span text:style-name="MT5">Third Outline Level</text:span></text:p>
                      <text:list>
                        <text:list-item>
                          <text:p text:style-name="MP12"><text:span text:style-name="MT5">Fourth Outline Level</text:span></text:p>
                          <text:list>
                            <text:list-item>
                              <text:p text:style-name="MP12"><text:span text:style-name="MT5">Fifth Outline Level</text:span></text:p>
                              <text:list>
                                <text:list-item>
                                  <text:p text:style-name="MP12"><text:span text:style-name="MT5">Sixth Outline Level</text:span></text:p>
                                  <text:list>
                                    <text:list-item>
                                      <text:p text:style-name="MP13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3"><text:span text:style-name="MT6">Second level</text:span></text:p>
                                          <text:list>
                                            <text:list-item>
                                              <text:p text:style-name="MP14"><text:span text:style-name="MT7">Third level</text:span></text:p>
                                              <text:list>
                                                <text:list-item>
                                                  <text:p text:style-name="MP15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9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0" presentation:style-name="Mpr20" draw:text-style-name="MP9" draw:layer="backgroundobjects" svg:width="2.8cm" svg:height="0.699cm" svg:x="2.098cm" svg:y="15.048cm" presentation:class="date-time" presentation:user-transformed="true">
        <draw:text-box>
          <text:p text:style-name="MP8"><text:span text:style-name="MT3"><text:date style:data-style-name="D1" text:date-value="2019-10-04">04/10/19</text:date></text:span></text:p>
        </draw:text-box>
      </draw:frame>
      <draw:frame draw:name="Rectangle 11" presentation:style-name="Mpr20" draw:text-style-name="MP9" draw:layer="backgroundobjects" svg:width="15.866cm" svg:height="0.699cm" svg:x="4.198cm" svg:y="15.048cm" presentation:class="footer" presentation:user-transformed="true">
        <draw:text-box>
          <text:p text:style-name="MP8"><text:span text:style-name="MT3">© The University of Sheffield</text:span></text:p>
        </draw:text-box>
      </draw:frame>
      <draw:frame draw:name="Rectangle 12" presentation:style-name="Mpr20" draw:text-style-name="MP19" draw:layer="backgroundobjects" svg:width="5.833cm" svg:height="1.049cm" svg:x="21.464cm" svg:y="0.348cm" presentation:class="page-number" presentation:user-transformed="true">
        <draw:text-box>
          <text:p text:style-name="MP18"><text:span text:style-name="MT10"><text:page-number>1</text:page-number></text:span></text:p>
        </draw:text-box>
      </draw:frame>
      <presentation:notes style:page-layout-name="PM2">
        <draw:page-thumbnail presentation:style-name="Default10-title" draw:layer="backgroundobjects" svg:width="16.932cm" svg:height="9.524cm" svg:x="1.058cm" svg:y="1.93cm" presentation:class="page"/>
        <draw:frame presentation:style-name="Default10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Default15" style:page-layout-name="PM1" draw:style-name="Mdp1">
      <draw:frame draw:name="Picture 37" draw:style-name="Mgr3" draw:text-style-name="MP5" draw:layer="backgroundobjects" svg:width="5.57cm" svg:height="1.691cm" svg:x="0.001cm" svg:y="0.349cm">
        <draw:image xlink:href="Pictures/1000000000000248000000B1ACF696515382B468.png" xlink:type="simple" xlink:show="embed" xlink:actuate="onLoad" loext:mime-type="image/png">
          <text:p/>
        </draw:image>
      </draw:frame>
      <draw:frame draw:name="Picture 9" draw:style-name="Mgr3" draw:text-style-name="MP5" draw:layer="backgroundobjects" svg:width="1.624cm" svg:height="0.991cm" svg:x="25.629cm" svg:y="14.452cm">
        <draw:image xlink:href="Pictures/10000201000000B900000071D83DA6AF4F85226B.png" xlink:type="simple" xlink:show="embed" xlink:actuate="onLoad" loext:mime-type="image/png">
          <text:p/>
        </draw:image>
      </draw:frame>
      <draw:frame draw:name="Title 1" presentation:style-name="Mpr23" draw:text-style-name="MP11" draw:layer="backgroundobjects" svg:width="25.199cm" svg:height="1.749cm" svg:x="1.865cm" svg:y="3.148cm" presentation:class="title" presentation:user-transformed="true">
        <draw:text-box>
          <text:p text:style-name="MP10"><text:span text:style-name="MT4">Click to </text:span><text:span text:style-name="MT4">edit </text:span><text:span text:style-name="MT4">Master </text:span><text:span text:style-name="MT4">title style</text:span></text:p>
        </draw:text-box>
      </draw:frame>
      <draw:frame draw:name="Content Placeholder 2" presentation:style-name="Mpr24" draw:text-style-name="MP17" draw:layer="backgroundobjects" svg:width="25.199cm" svg:height="8.575cm" svg:x="2.03cm" svg:y="5.423cm" presentation:class="outline" presentation:user-transformed="true">
        <draw:text-box>
          <text:list text:style-name="ML3">
            <text:list-item>
              <text:p text:style-name="MP12"><text:span text:style-name="MT5">Click to edit the outline text format</text:span></text:p>
              <text:list>
                <text:list-item>
                  <text:p text:style-name="MP12"><text:span text:style-name="MT5">Second Outline Level</text:span></text:p>
                  <text:list>
                    <text:list-item>
                      <text:p text:style-name="MP12"><text:span text:style-name="MT5">Third Outline Level</text:span></text:p>
                      <text:list>
                        <text:list-item>
                          <text:p text:style-name="MP12"><text:span text:style-name="MT5">Fourth Outline Level</text:span></text:p>
                          <text:list>
                            <text:list-item>
                              <text:p text:style-name="MP12"><text:span text:style-name="MT5">Fifth Outline Level</text:span></text:p>
                              <text:list>
                                <text:list-item>
                                  <text:p text:style-name="MP12"><text:span text:style-name="MT5">Sixth Outline Level</text:span></text:p>
                                  <text:list>
                                    <text:list-item>
                                      <text:p text:style-name="MP13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3"><text:span text:style-name="MT6">Second level</text:span></text:p>
                                          <text:list>
                                            <text:list-item>
                                              <text:p text:style-name="MP14"><text:span text:style-name="MT7">Third level</text:span></text:p>
                                              <text:list>
                                                <text:list-item>
                                                  <text:p text:style-name="MP15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9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0" presentation:style-name="Mpr25" draw:text-style-name="MP9" draw:layer="backgroundobjects" svg:width="2.8cm" svg:height="0.699cm" svg:x="2.098cm" svg:y="15.048cm" presentation:class="date-time" presentation:user-transformed="true">
        <draw:text-box>
          <text:p text:style-name="MP8"><text:span text:style-name="MT3"><text:date style:data-style-name="D1" text:date-value="2019-10-04">04/10/19</text:date></text:span></text:p>
        </draw:text-box>
      </draw:frame>
      <draw:frame draw:name="Rectangle 11" presentation:style-name="Mpr25" draw:text-style-name="MP9" draw:layer="backgroundobjects" svg:width="15.866cm" svg:height="0.699cm" svg:x="4.198cm" svg:y="15.048cm" presentation:class="footer" presentation:user-transformed="true">
        <draw:text-box>
          <text:p text:style-name="MP8"><text:span text:style-name="MT3">© The University of Sheffield</text:span></text:p>
        </draw:text-box>
      </draw:frame>
      <draw:frame draw:name="Rectangle 12" presentation:style-name="Mpr25" draw:text-style-name="MP19" draw:layer="backgroundobjects" svg:width="5.833cm" svg:height="1.049cm" svg:x="21.464cm" svg:y="0.348cm" presentation:class="page-number" presentation:user-transformed="true">
        <draw:text-box>
          <text:p text:style-name="MP18"><text:span text:style-name="MT10"><text:page-number>1</text:page-number></text:span></text:p>
        </draw:text-box>
      </draw:frame>
      <presentation:notes style:page-layout-name="PM2">
        <draw:page-thumbnail presentation:style-name="Default15-title" draw:layer="backgroundobjects" svg:width="16.932cm" svg:height="9.524cm" svg:x="1.058cm" svg:y="1.93cm" presentation:class="page"/>
        <draw:frame presentation:style-name="Default15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hef</dc:title>
    <dc:subject>PowerPoint template</dc:subject>
    <meta:keyword>tuos</meta:keyword>
    <meta:keyword>sheffield</meta:keyword>
    <meta:keyword>university</meta:keyword>
    <meta:keyword>powerpoint</meta:keyword>
    <meta:keyword>ppt</meta:keyword>
    <meta:keyword>template</meta:keyword>
    <meta:keyword>i-d</meta:keyword>
    <meta:keyword>2005</meta:keyword>
    <meta:keyword>white</meta:keyword>
    <meta:keyword>dmc</meta:keyword>
    <dc:description>Please use this template for all your screen presentation requirements - adapting as necessary to the audience and facility in which it might be seen._x000d_
_x000d_
© 2005  The Univeristy of Sheffield</dc:description>
    <meta:editing-cycles>3</meta:editing-cycles>
    <meta:creation-date>2019-10-04T13:26:15.492710677</meta:creation-date>
    <meta:editing-duration>PT7M45S</meta:editing-duration>
    <meta:generator>LibreOffice/6.2.7.1$Linux_X86_64 LibreOffice_project/20$Build-1</meta:generator>
    <dc:date>2019-10-04T14:21:19.261081103</dc:date>
    <meta:document-statistic meta:object-count="90"/>
    <meta:user-defined meta:name="AppVersion">16.0000</meta:user-defined>
    <meta:user-defined meta:name="Company">Univeristy of Sheffiel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anager" meta:value-type="string">Design team</meta:user-defined>
    <meta:user-defined meta:name="Notes" meta:value-type="float">1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user-defined meta:name="category" meta:value-type="string">Templates, identity</meta:user-defined>
    <meta:template xlink:type="simple" xlink:actuate="onRequest" xlink:title="Shef" xlink:href="../../../../.config/libreoffice/4/user/template/Presentations/Shef.otp" meta:date="2019-10-04T13:26:14.971796933"/>
  </office:meta>
</office:document-meta>
</file>